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LLADO CIPRIANO, HILMERT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A MERCED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LLADO CIPRIANO, HILMERT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05898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3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VACUNAS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13:20:2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